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346in"/>
    </style:style>
    <style:style style:name="co6" style:family="table-column">
      <style:table-column-properties fo:break-before="auto" style:column-width="0.3417in"/>
    </style:style>
    <style:style style:name="co7" style:family="table-column">
      <style:table-column-properties fo:break-before="auto" style:column-width="0.2075in"/>
    </style:style>
    <style:style style:name="co8" style:family="table-column">
      <style:table-column-properties fo:break-before="auto" style:column-width="0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orteria4.scf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LIGO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formula="of:=[.A9]" office:value-type="string" office:string-value="p1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1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2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1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[.A14]" office:value-type="string" office:string-value="p2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15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5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16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6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7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17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18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18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formula="of:=[.A19]" office:value-type="string" office:string-value="p3" calcext:value-type="string">
            <text:p>p3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20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2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22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3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23]/[.$B$6]" office:value-type="float" office:value="0.295" calcext:value-type="float">
            <text:p>0.295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/>
          <table:table-cell table:formula="of:=[.A24]" office:value-type="string" office:string-value="p4" calcext:value-type="string">
            <text:p>p4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25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26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7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2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28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2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table:formula="of:=[.A29]" office:value-type="string" office:string-value="p5" calcext:value-type="string">
            <text:p>p5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0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0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1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1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2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3]/[.$B$5]" office:value-type="float" office:value="0.438787185354691" calcext:value-type="float">
            <text:p>0.438787185354691</text:p>
          </table:table-cell>
          <table:table-cell office:value-type="string" calcext:value-type="string">
            <text:p>, </text:p>
          </table:table-cell>
          <table:table-cell table:formula="of:=[.B3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/>
          <table:table-cell table:formula="of:=[.A34]" office:value-type="string" office:string-value="p6" calcext:value-type="string">
            <text:p>p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[</text:p>
          </table:table-cell>
          <table:table-cell table:formula="of:=[.A35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5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[</text:p>
          </table:table-cell>
          <table:table-cell table:formula="of:=[.A36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6]/[.$B$6]" office:value-type="float" office:value="0.295" calcext:value-type="float">
            <text:p>0.2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7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37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38]/[.$B$5]" office:value-type="float" office:value="0.573226544622426" calcext:value-type="float">
            <text:p>0.573226544622426</text:p>
          </table:table-cell>
          <table:table-cell office:value-type="string" calcext:value-type="string">
            <text:p>, </text:p>
          </table:table-cell>
          <table:table-cell table:formula="of:=[.B38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orteria</text:p>
          </table:table-cell>
          <table:table-cell/>
          <table:table-cell table:formula="of:=[.A39]" office:value-type="string" office:string-value="porteria" calcext:value-type="string">
            <text:p>porteria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[</text:p>
          </table:table-cell>
          <table:table-cell table:formula="of:=[.A40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41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2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3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43]/[.$B$6]" office:value-type="float" office:value="0.516" calcext:value-type="float">
            <text:p>0.51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/>
          <table:table-cell table:formula="of:=[.A44]" office:value-type="string" office:string-value="fuera" calcext:value-type="string">
            <text:p>fue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45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4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4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6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[</text:p>
          </table:table-cell>
          <table:table-cell table:formula="of:=[.A47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47]/[.$B$6]" office:value-type="float" office:value="0.683" calcext:value-type="float">
            <text:p>0.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48]/[.$B$5]" office:value-type="float" office:value="0.866132723112128" calcext:value-type="float">
            <text:p>0.866132723112128</text:p>
          </table:table-cell>
          <table:table-cell office:value-type="string" calcext:value-type="string">
            <text:p>, </text:p>
          </table:table-cell>
          <table:table-cell table:formula="of:=[.B4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49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49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0]/[.$B$5]" office:value-type="float" office:value="0.701945080091533" calcext:value-type="float">
            <text:p>0.701945080091533</text:p>
          </table:table-cell>
          <table:table-cell office:value-type="string" calcext:value-type="string">
            <text:p>, </text:p>
          </table:table-cell>
          <table:table-cell table:formula="of:=[.B50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[</text:p>
          </table:table-cell>
          <table:table-cell table:formula="of:=[.A51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1]/[.$B$6]" office:value-type="float" office:value="0.077" calcext:value-type="float">
            <text:p>0.07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[</text:p>
          </table:table-cell>
          <table:table-cell table:formula="of:=[.A52]/[.$B$5]" office:value-type="float" office:value="0.310640732265446" calcext:value-type="float">
            <text:p>0.310640732265446</text:p>
          </table:table-cell>
          <table:table-cell office:value-type="string" calcext:value-type="string">
            <text:p>, </text:p>
          </table:table-cell>
          <table:table-cell table:formula="of:=[.B52]/[.$B$6]" office:value-type="float" office:value="0.516" calcext:value-type="float">
            <text:p>0.5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3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5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[</text:p>
          </table:table-cell>
          <table:table-cell table:formula="of:=[.A5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4]/[.$B$6]" office:value-type="float" office:value="0.653" calcext:value-type="float">
            <text:p>0.65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formula="of:=[.A55]" office:value-type="string" office:string-value="a1" calcext:value-type="string">
            <text:p>a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56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5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57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57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58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5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5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5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60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60]/[.$B$6]" office:value-type="float" office:value="0.568" calcext:value-type="float">
            <text:p>0.56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formula="of:=[.A61]" office:value-type="string" office:string-value="a2" calcext:value-type="string">
            <text:p>a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2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3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63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6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64]/[.$B$6]" office:value-type="float" office:value="0.588" calcext:value-type="float">
            <text:p>0.588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formula="of:=[.A65]" office:value-type="string" office:string-value="a3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66]/[.$B$5]" office:value-type="float" office:value="0.425057208237986" calcext:value-type="float">
            <text:p>0.425057208237986</text:p>
          </table:table-cell>
          <table:table-cell office:value-type="string" calcext:value-type="string">
            <text:p>, </text:p>
          </table:table-cell>
          <table:table-cell table:formula="of:=[.B66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6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6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68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6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[</text:p>
          </table:table-cell>
          <table:table-cell table:formula="of:=[.A69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69]/[.$B$6]" office:value-type="float" office:value="0.609" calcext:value-type="float">
            <text:p>0.60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0]/[.$B$5]" office:value-type="float" office:value="0.417048054919909" calcext:value-type="float">
            <text:p>0.417048054919909</text:p>
          </table:table-cell>
          <table:table-cell office:value-type="string" calcext:value-type="string">
            <text:p>, </text:p>
          </table:table-cell>
          <table:table-cell table:formula="of:=[.B7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1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71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formula="of:=[.A72]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3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3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4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4]/[.$B$6]" office:value-type="float" office:value="0.59" calcext:value-type="float">
            <text:p>0.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75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75]/[.$B$6]" office:value-type="float" office:value="0.603" calcext:value-type="float">
            <text:p>0.60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formula="of:=[.A76]" office:value-type="string" office:string-value="a5" calcext:value-type="string">
            <text:p>a5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77]/[.$B$5]" office:value-type="float" office:value="0.580091533180778" calcext:value-type="float">
            <text:p>0.580091533180778</text:p>
          </table:table-cell>
          <table:table-cell office:value-type="string" calcext:value-type="string">
            <text:p>, </text:p>
          </table:table-cell>
          <table:table-cell table:formula="of:=[.B77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78]/[.$B$5]" office:value-type="float" office:value="0.767162471395881" calcext:value-type="float">
            <text:p>0.767162471395881</text:p>
          </table:table-cell>
          <table:table-cell office:value-type="string" calcext:value-type="string">
            <text:p>, </text:p>
          </table:table-cell>
          <table:table-cell table:formula="of:=[.B78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</text:p>
          </table:table-cell>
          <table:table-cell table:formula="of:=[.A79]/[.$B$5]" office:value-type="float" office:value="0.70137299771167" calcext:value-type="float">
            <text:p>0.70137299771167</text:p>
          </table:table-cell>
          <table:table-cell office:value-type="string" calcext:value-type="string">
            <text:p>, </text:p>
          </table:table-cell>
          <table:table-cell table:formula="of:=[.B79]/[.$B$6]" office:value-type="float" office:value="0.59" calcext:value-type="float">
            <text:p>0.59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formula="of:=[.A80]" office:value-type="string" office:string-value="a6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[</text:p>
          </table:table-cell>
          <table:table-cell table:formula="of:=[.A81]/[.$B$5]" office:value-type="float" office:value="0.121281464530892" calcext:value-type="float">
            <text:p>0.121281464530892</text:p>
          </table:table-cell>
          <table:table-cell office:value-type="string" calcext:value-type="string">
            <text:p>, </text:p>
          </table:table-cell>
          <table:table-cell table:formula="of:=[.B81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[</text:p>
          </table:table-cell>
          <table:table-cell table:formula="of:=[.A82]/[.$B$5]" office:value-type="float" office:value="0.209382151029748" calcext:value-type="float">
            <text:p>0.209382151029748</text:p>
          </table:table-cell>
          <table:table-cell office:value-type="string" calcext:value-type="string">
            <text:p>, </text:p>
          </table:table-cell>
          <table:table-cell table:formula="of:=[.B82]/[.$B$6]" office:value-type="float" office:value="0.525" calcext:value-type="float">
            <text:p>0.52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[</text:p>
          </table:table-cell>
          <table:table-cell table:formula="of:=[.A83]/[.$B$5]" office:value-type="float" office:value="0.240846681922197" calcext:value-type="float">
            <text:p>0.240846681922197</text:p>
          </table:table-cell>
          <table:table-cell office:value-type="string" calcext:value-type="string">
            <text:p>, </text:p>
          </table:table-cell>
          <table:table-cell table:formula="of:=[.B83]/[.$B$6]" office:value-type="float" office:value="0.568" calcext:value-type="float">
            <text:p>0.56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</text:p>
          </table:table-cell>
          <table:table-cell table:formula="of:=[.A84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4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85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85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[</text:p>
          </table:table-cell>
          <table:table-cell table:formula="of:=[.A86]/[.$B$5]" office:value-type="float" office:value="0.0429061784897025" calcext:value-type="float">
            <text:p>0.042906178489703</text:p>
          </table:table-cell>
          <table:table-cell office:value-type="string" calcext:value-type="string">
            <text:p>, </text:p>
          </table:table-cell>
          <table:table-cell table:formula="of:=[.B86]/[.$B$6]" office:value-type="float" office:value="0.678" calcext:value-type="float">
            <text:p>0.67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[</text:p>
          </table:table-cell>
          <table:table-cell table:formula="of:=[.A87]/[.$B$5]" office:value-type="float" office:value="0.0234553775743707" calcext:value-type="float">
            <text:p>0.023455377574371</text:p>
          </table:table-cell>
          <table:table-cell office:value-type="string" calcext:value-type="string">
            <text:p>, </text:p>
          </table:table-cell>
          <table:table-cell table:formula="of:=[.B87]/[.$B$6]" office:value-type="float" office:value="0.636" calcext:value-type="float">
            <text:p>0.63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formula="of:=[.A88]" office:value-type="string" office:string-value="a7" calcext:value-type="string">
            <text:p>a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[[</text:p>
          </table:table-cell>
          <table:table-cell table:formula="of:=[.A89]/[.$B$5]" office:value-type="float" office:value="0.303775743707094" calcext:value-type="float">
            <text:p>0.303775743707094</text:p>
          </table:table-cell>
          <table:table-cell office:value-type="string" calcext:value-type="string">
            <text:p>, </text:p>
          </table:table-cell>
          <table:table-cell table:formula="of:=[.B89]/[.$B$6]" office:value-type="float" office:value="0.588" calcext:value-type="float">
            <text:p>0.58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0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0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91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91]/[.$B$6]" office:value-type="float" office:value="0.797" calcext:value-type="float">
            <text:p>0.7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[</text:p>
          </table:table-cell>
          <table:table-cell table:formula="of:=[.A92]/[.$B$5]" office:value-type="float" office:value="0.119565217391304" calcext:value-type="float">
            <text:p>0.119565217391304</text:p>
          </table:table-cell>
          <table:table-cell office:value-type="string" calcext:value-type="string">
            <text:p>, </text:p>
          </table:table-cell>
          <table:table-cell table:formula="of:=[.B92]/[.$B$6]" office:value-type="float" office:value="0.773" calcext:value-type="float">
            <text:p>0.77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93]/[.$B$5]" office:value-type="float" office:value="0.0617848970251716" calcext:value-type="float">
            <text:p>0.061784897025172</text:p>
          </table:table-cell>
          <table:table-cell office:value-type="string" calcext:value-type="string">
            <text:p>, </text:p>
          </table:table-cell>
          <table:table-cell table:formula="of:=[.B93]/[.$B$6]" office:value-type="float" office:value="0.713" calcext:value-type="float">
            <text:p>0.71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formula="of:=[.A94]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[</text:p>
          </table:table-cell>
          <table:table-cell table:formula="of:=[.A95]/[.$B$5]" office:value-type="float" office:value="0.37929061784897" calcext:value-type="float">
            <text:p>0.37929061784897</text:p>
          </table:table-cell>
          <table:table-cell office:value-type="string" calcext:value-type="string">
            <text:p>, </text:p>
          </table:table-cell>
          <table:table-cell table:formula="of:=[.B95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[</text:p>
          </table:table-cell>
          <table:table-cell table:formula="of:=[.A96]/[.$B$5]" office:value-type="float" office:value="0.432494279176201" calcext:value-type="float">
            <text:p>0.432494279176201</text:p>
          </table:table-cell>
          <table:table-cell office:value-type="string" calcext:value-type="string">
            <text:p>, </text:p>
          </table:table-cell>
          <table:table-cell table:formula="of:=[.B96]/[.$B$6]" office:value-type="float" office:value="0.608" calcext:value-type="float">
            <text:p>0.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[</text:p>
          </table:table-cell>
          <table:table-cell table:formula="of:=[.A97]/[.$B$5]" office:value-type="float" office:value="0.477116704805492" calcext:value-type="float">
            <text:p>0.477116704805492</text:p>
          </table:table-cell>
          <table:table-cell office:value-type="string" calcext:value-type="string">
            <text:p>, </text:p>
          </table:table-cell>
          <table:table-cell table:formula="of:=[.B97]/[.$B$6]" office:value-type="float" office:value="0.605" calcext:value-type="float">
            <text:p>0.60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8]/[.$B$5]" office:value-type="float" office:value="0.570938215102975" calcext:value-type="float">
            <text:p>0.570938215102975</text:p>
          </table:table-cell>
          <table:table-cell office:value-type="string" calcext:value-type="string">
            <text:p>, </text:p>
          </table:table-cell>
          <table:table-cell table:formula="of:=[.B98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[</text:p>
          </table:table-cell>
          <table:table-cell table:formula="of:=[.A99]/[.$B$5]" office:value-type="float" office:value="0.626430205949657" calcext:value-type="float">
            <text:p>0.626430205949657</text:p>
          </table:table-cell>
          <table:table-cell office:value-type="string" calcext:value-type="string">
            <text:p>, </text:p>
          </table:table-cell>
          <table:table-cell table:formula="of:=[.B99]/[.$B$6]" office:value-type="float" office:value="0.603" calcext:value-type="float">
            <text:p>0.6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[</text:p>
          </table:table-cell>
          <table:table-cell table:formula="of:=[.A100]/[.$B$5]" office:value-type="float" office:value="0.768306636155606" calcext:value-type="float">
            <text:p>0.768306636155606</text:p>
          </table:table-cell>
          <table:table-cell office:value-type="string" calcext:value-type="string">
            <text:p>, </text:p>
          </table:table-cell>
          <table:table-cell table:formula="of:=[.B100]/[.$B$6]" office:value-type="float" office:value="0.791" calcext:value-type="float">
            <text:p>0.7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[</text:p>
          </table:table-cell>
          <table:table-cell table:formula="of:=[.A101]/[.$B$5]" office:value-type="float" office:value="0.617848970251716" calcext:value-type="float">
            <text:p>0.617848970251716</text:p>
          </table:table-cell>
          <table:table-cell office:value-type="string" calcext:value-type="string">
            <text:p>, </text:p>
          </table:table-cell>
          <table:table-cell table:formula="of:=[.B101]/[.$B$6]" office:value-type="float" office:value="0.803" calcext:value-type="float">
            <text:p>0.80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102]/[.$B$5]" office:value-type="float" office:value="0.490846681922197" calcext:value-type="float">
            <text:p>0.490846681922197</text:p>
          </table:table-cell>
          <table:table-cell office:value-type="string" calcext:value-type="string">
            <text:p>, </text:p>
          </table:table-cell>
          <table:table-cell table:formula="of:=[.B102]/[.$B$6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[</text:p>
          </table:table-cell>
          <table:table-cell table:formula="of:=[.A103]/[.$B$5]" office:value-type="float" office:value="0.354691075514874" calcext:value-type="float">
            <text:p>0.354691075514874</text:p>
          </table:table-cell>
          <table:table-cell office:value-type="string" calcext:value-type="string">
            <text:p>, </text:p>
          </table:table-cell>
          <table:table-cell table:formula="of:=[.B103]/[.$B$6]" office:value-type="float" office:value="0.8" calcext:value-type="float">
            <text:p>0.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[</text:p>
          </table:table-cell>
          <table:table-cell table:formula="of:=[.A104]/[.$B$5]" office:value-type="float" office:value="0.231693363844394" calcext:value-type="float">
            <text:p>0.231693363844394</text:p>
          </table:table-cell>
          <table:table-cell office:value-type="string" calcext:value-type="string">
            <text:p>, </text:p>
          </table:table-cell>
          <table:table-cell table:formula="of:=[.B104]/[.$B$6]" office:value-type="float" office:value="0.797" calcext:value-type="float">
            <text:p>0.79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/>
          <table:table-cell table:formula="of:=[.A105]" office:value-type="string" office:string-value="c1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[</text:p>
          </table:table-cell>
          <table:table-cell table:formula="of:=[.A106]/[.$B$5]" office:value-type="float" office:value="0.456521739130435" calcext:value-type="float">
            <text:p>0.456521739130435</text:p>
          </table:table-cell>
          <table:table-cell office:value-type="string" calcext:value-type="string">
            <text:p>, </text:p>
          </table:table-cell>
          <table:table-cell table:formula="of:=[.B106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[</text:p>
          </table:table-cell>
          <table:table-cell table:formula="of:=[.A107]/[.$B$5]" office:value-type="float" office:value="0.507437070938215" calcext:value-type="float">
            <text:p>0.507437070938215</text:p>
          </table:table-cell>
          <table:table-cell office:value-type="string" calcext:value-type="string">
            <text:p>, </text:p>
          </table:table-cell>
          <table:table-cell table:formula="of:=[.B107]/[.$B$6]" office:value-type="float" office:value="0.659" calcext:value-type="float">
            <text:p>0.6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[</text:p>
          </table:table-cell>
          <table:table-cell table:formula="of:=[.A108]/[.$B$5]" office:value-type="float" office:value="0.545766590389016" calcext:value-type="float">
            <text:p>0.545766590389016</text:p>
          </table:table-cell>
          <table:table-cell office:value-type="string" calcext:value-type="string">
            <text:p>, </text:p>
          </table:table-cell>
          <table:table-cell table:formula="of:=[.B108]/[.$B$6]" office:value-type="float" office:value="0.672" calcext:value-type="float">
            <text:p>0.67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[</text:p>
          </table:table-cell>
          <table:table-cell table:formula="of:=[.A109]/[.$B$5]" office:value-type="float" office:value="0.556064073226545" calcext:value-type="float">
            <text:p>0.556064073226545</text:p>
          </table:table-cell>
          <table:table-cell office:value-type="string" calcext:value-type="string">
            <text:p>, </text:p>
          </table:table-cell>
          <table:table-cell table:formula="of:=[.B109]/[.$B$6]" office:value-type="float" office:value="0.713" calcext:value-type="float">
            <text:p>0.7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[</text:p>
          </table:table-cell>
          <table:table-cell table:formula="of:=[.A110]/[.$B$5]" office:value-type="float" office:value="0.519450800915332" calcext:value-type="float">
            <text:p>0.519450800915332</text:p>
          </table:table-cell>
          <table:table-cell office:value-type="string" calcext:value-type="string">
            <text:p>, </text:p>
          </table:table-cell>
          <table:table-cell table:formula="of:=[.B110]/[.$B$6]" office:value-type="float" office:value="0.726" calcext:value-type="float">
            <text:p>0.7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[</text:p>
          </table:table-cell>
          <table:table-cell table:formula="of:=[.A111]/[.$B$5]" office:value-type="float" office:value="0.404462242562929" calcext:value-type="float">
            <text:p>0.404462242562929</text:p>
          </table:table-cell>
          <table:table-cell office:value-type="string" calcext:value-type="string">
            <text:p>, </text:p>
          </table:table-cell>
          <table:table-cell table:formula="of:=[.B111]/[.$B$6]" office:value-type="float" office:value="0.723" calcext:value-type="float">
            <text:p>0.72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[</text:p>
          </table:table-cell>
          <table:table-cell table:formula="of:=[.A112]/[.$B$5]" office:value-type="float" office:value="0.42162471395881" calcext:value-type="float">
            <text:p>0.42162471395881</text:p>
          </table:table-cell>
          <table:table-cell office:value-type="string" calcext:value-type="string">
            <text:p>, </text:p>
          </table:table-cell>
          <table:table-cell table:formula="of:=[.B112]/[.$B$6]" office:value-type="float" office:value="0.704" calcext:value-type="float">
            <text:p>0.704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right_side</text:p>
          </table:table-cell>
          <table:table-cell/>
          <table:table-cell table:formula="of:=[.A113]" office:value-type="string" office:string-value="right_side" calcext:value-type="string">
            <text:p>right_sid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4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15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6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17]/[.$B$5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11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table:formula="of:=[.A118]" office:value-type="string" office:string-value="center" calcext:value-type="string">
            <text:p>center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19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19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0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0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1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1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2]/[.$B$5]" office:value-type="float" office:value="0.371853546910755" calcext:value-type="float">
            <text:p>0.371853546910755</text:p>
          </table:table-cell>
          <table:table-cell office:value-type="string" calcext:value-type="string">
            <text:p>, </text:p>
          </table:table-cell>
          <table:table-cell table:formula="of:=[.B122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left_side</text:p>
          </table:table-cell>
          <table:table-cell/>
          <table:table-cell table:formula="of:=[.A123]" office:value-type="string" office:string-value="left_side" calcext:value-type="string">
            <text:p>left_side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124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4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125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5]/[.$B$6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6]/[.$B$5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126]/[.$B$6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127]/[.$B$5]" office:value-type="float" office:value="0.64187643020595" calcext:value-type="float">
            <text:p>0.64187643020595</text:p>
          </table:table-cell>
          <table:table-cell office:value-type="string" calcext:value-type="string">
            <text:p>, </text:p>
          </table:table-cell>
          <table:table-cell table:formula="of:=[.B127]/[.$B$6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table table:name="porteria5.svg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r_izq</text:p>
          </table:table-cell>
          <table:table-cell/>
          <table:table-cell table:formula="of:=[.A7]" office:value-type="string" office:string-value="arr_izq" calcext:value-type="string">
            <text:p>arr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1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cen</text:p>
          </table:table-cell>
          <table:table-cell/>
          <table:table-cell table:formula="of:=[.A12]" office:value-type="string" office:string-value="arr_cen" calcext:value-type="string">
            <text:p>arr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3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1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4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5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1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16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der</text:p>
          </table:table-cell>
          <table:table-cell/>
          <table:table-cell table:formula="of:=[.A17]" office:value-type="string" office:string-value="arr_der" calcext:value-type="string">
            <text:p>arr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[</text:p>
          </table:table-cell>
          <table:table-cell table:formula="of:=[.A1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18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1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19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20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1]/[.$B$5]" office:value-type="float" office:value="0.362" calcext:value-type="float">
            <text:p>0.36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izq</text:p>
          </table:table-cell>
          <table:table-cell/>
          <table:table-cell table:formula="of:=[.A22]" office:value-type="string" office:string-value="cen_izq" calcext:value-type="string">
            <text:p>cen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23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23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4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4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25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5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[</text:p>
          </table:table-cell>
          <table:table-cell table:formula="of:=[.A26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26]/[.$B$5]" office:value-type="float" office:value="0.582" calcext:value-type="float">
            <text:p>0.582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cen</text:p>
          </table:table-cell>
          <table:table-cell/>
          <table:table-cell table:formula="of:=[.A27]" office:value-type="string" office:string-value="cen_cen" calcext:value-type="string">
            <text:p>cen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28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28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29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29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0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0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1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31]/[.$B$5]" office:value-type="float" office:value="0.583" calcext:value-type="float">
            <text:p>0.58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der</text:p>
          </table:table-cell>
          <table:table-cell/>
          <table:table-cell table:formula="of:=[.A32]" office:value-type="string" office:string-value="cen_der" calcext:value-type="string">
            <text:p>cen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[</text:p>
          </table:table-cell>
          <table:table-cell table:formula="of:=[.A33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3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[</text:p>
          </table:table-cell>
          <table:table-cell table:formula="of:=[.A34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34]/[.$B$5]" office:value-type="float" office:value="0.362" calcext:value-type="float">
            <text:p>0.3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5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35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6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36]/[.$B$5]" office:value-type="float" office:value="0.583" calcext:value-type="float">
            <text:p>0.58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izq</text:p>
          </table:table-cell>
          <table:table-cell/>
          <table:table-cell table:formula="of:=[.A37]" office:value-type="string" office:string-value="aba_izq" calcext:value-type="string">
            <text:p>aba_izq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3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38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9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39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0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0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41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cen</text:p>
          </table:table-cell>
          <table:table-cell/>
          <table:table-cell table:formula="of:=[.A42]" office:value-type="string" office:string-value="aba_cen" calcext:value-type="string">
            <text:p>aba_ce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3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3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4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4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5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5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46]/[.$B$4]" office:value-type="float" office:value="0.43421052631579" calcext:value-type="float">
            <text:p>0.43421052631579</text:p>
          </table:table-cell>
          <table:table-cell office:value-type="string" calcext:value-type="string">
            <text:p>, </text:p>
          </table:table-cell>
          <table:table-cell table:formula="of:=[.B46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der</text:p>
          </table:table-cell>
          <table:table-cell/>
          <table:table-cell table:formula="of:=[.A47]" office:value-type="string" office:string-value="aba_der" calcext:value-type="string">
            <text:p>aba_der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8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48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49]/[.$B$5]" office:value-type="float" office:value="0.583" calcext:value-type="float">
            <text:p>0.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5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50]/[.$B$5]" office:value-type="float" office:value="0.806" calcext:value-type="float">
            <text:p>0.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[</text:p>
          </table:table-cell>
          <table:table-cell table:formula="of:=[.A51]/[.$B$4]" office:value-type="float" office:value="0.609267734553776" calcext:value-type="float">
            <text:p>0.609267734553776</text:p>
          </table:table-cell>
          <table:table-cell office:value-type="string" calcext:value-type="string">
            <text:p>, </text:p>
          </table:table-cell>
          <table:table-cell table:formula="of:=[.B51]/[.$B$5]" office:value-type="float" office:value="0.806" calcext:value-type="float">
            <text:p>0.806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izq</text:p>
          </table:table-cell>
          <table:table-cell/>
          <table:table-cell table:formula="of:=[.A52]" office:value-type="string" office:string-value="fuera_izq" calcext:value-type="string">
            <text:p>fuera_izq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3]/[.$B$4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3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4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4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5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5]/[.$B$5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6]/[.$B$4]" office:value-type="float" office:value="0" calcext:value-type="float">
            <text:p>0</text:p>
          </table:table-cell>
          <table:table-cell office:value-type="string" calcext:value-type="string">
            <text:p>, </text:p>
          </table:table-cell>
          <table:table-cell table:formula="of:=[.B56]/[.$B$5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cen</text:p>
          </table:table-cell>
          <table:table-cell/>
          <table:table-cell table:formula="of:=[.A57]" office:value-type="string" office:string-value="fuera_cen" calcext:value-type="string">
            <text:p>fuera_cen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8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58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9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59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60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0]/[.$B$5]" office:value-type="float" office:value="0.147" calcext:value-type="float">
            <text:p>0.14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</text:p>
          </table:table-cell>
          <table:table-cell table:formula="of:=[.A61]/[.$B$4]" office:value-type="float" office:value="0.258009153318078" calcext:value-type="float">
            <text:p>0.258009153318078</text:p>
          </table:table-cell>
          <table:table-cell office:value-type="string" calcext:value-type="string">
            <text:p>, </text:p>
          </table:table-cell>
          <table:table-cell table:formula="of:=[.B61]/[.$B$5]" office:value-type="float" office:value="0.147" calcext:value-type="float">
            <text:p>0.14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der</text:p>
          </table:table-cell>
          <table:table-cell/>
          <table:table-cell table:formula="of:=[.A62]" office:value-type="string" office:string-value="fuera_der" calcext:value-type="string">
            <text:p>fuera_der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63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3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64]/[.$B$4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64]/[.$B$5]" office:value-type="float" office:value="0" calcext:value-type="float">
            <text:p>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5]/[.$B$4]"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table:formula="of:=[.B65]/[.$B$5]" office:value-type="float" office:value="1" calcext:value-type="float">
            <text:p>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6]/[.$B$4]" office:value-type="float" office:value="0.795766590389016" calcext:value-type="float">
            <text:p>0.795766590389016</text:p>
          </table:table-cell>
          <table:table-cell office:value-type="string" calcext:value-type="string">
            <text:p>, </text:p>
          </table:table-cell>
          <table:table-cell table:formula="of:=[.B66]/[.$B$5]" office:value-type="float" office:value="1" calcext:value-type="float">
            <text:p>1</text:p>
          </table:table-cell>
          <table:table-cell office:value-type="string" calcext:value-type="string">
            <text:p>]]</text:p>
          </table:table-cell>
        </table:table-row>
      </table:table>
      <table:table table:name="campo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as</text:p>
          </table:table-cell>
          <table:table-cell/>
          <table:table-cell table:formula="of:=[.A6]" office:value-type="string" office:string-value="contras" calcext:value-type="string">
            <text:p>contras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[</text:p>
          </table:table-cell>
          <table:table-cell table:formula="of:=[.A7]/[.$B$3]" office:value-type="float" office:value="0.110666666666667" calcext:value-type="float">
            <text:p>0.110666666666667</text:p>
          </table:table-cell>
          <table:table-cell office:value-type="string" calcext:value-type="string">
            <text:p>, </text:p>
          </table:table-cell>
          <table:table-cell table:formula="of:=[.B7]/[.$B$4]" office:value-type="float" office:value="0.11" calcext:value-type="float">
            <text:p>0.1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</text:p>
          </table:table-cell>
          <table:table-cell table:formula="of:=[.A8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8]/[.$B$4]" office:value-type="float" office:value="0.11" calcext:value-type="float">
            <text:p>0.1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[</text:p>
          </table:table-cell>
          <table:table-cell table:formula="of:=[.A9]/[.$B$3]" office:value-type="float" office:value="0.110666666666667" calcext:value-type="float">
            <text:p>0.110666666666667</text:p>
          </table:table-cell>
          <table:table-cell office:value-type="string" calcext:value-type="string">
            <text:p>, </text:p>
          </table:table-cell>
          <table:table-cell table:formula="of:=[.B9]/[.$B$4]" office:value-type="float" office:value="0.208666666666667" calcext:value-type="float">
            <text:p>0.208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[</text:p>
          </table:table-cell>
          <table:table-cell table:formula="of:=[.A10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10]/[.$B$4]" office:value-type="float" office:value="0.208666666666667" calcext:value-type="float">
            <text:p>0.20866666666666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/>
          <table:table-cell table:formula="of:=[.A11]" office:value-type="string" office:string-value="7m" calcext:value-type="string">
            <text:p>7m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[[</text:p>
          </table:table-cell>
          <table:table-cell table:formula="of:=[.A12]/[.$B$3]" office:value-type="float" office:value="0.487333333333333" calcext:value-type="float">
            <text:p>0.487333333333333</text:p>
          </table:table-cell>
          <table:table-cell office:value-type="string" calcext:value-type="string">
            <text:p>, </text:p>
          </table:table-cell>
          <table:table-cell table:formula="of:=[.B12]/[.$B$4]" office:value-type="float" office:value="0.342666666666667" calcext:value-type="float">
            <text:p>0.342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[</text:p>
          </table:table-cell>
          <table:table-cell table:formula="of:=[.A13]/[.$B$3]" office:value-type="float" office:value="0.506666666666667" calcext:value-type="float">
            <text:p>0.506666666666667</text:p>
          </table:table-cell>
          <table:table-cell office:value-type="string" calcext:value-type="string">
            <text:p>, </text:p>
          </table:table-cell>
          <table:table-cell table:formula="of:=[.B13]/[.$B$4]" office:value-type="float" office:value="0.348" calcext:value-type="float">
            <text:p>0.34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[</text:p>
          </table:table-cell>
          <table:table-cell table:formula="of:=[.A14]/[.$B$3]" office:value-type="float" office:value="0.52" calcext:value-type="float">
            <text:p>0.52</text:p>
          </table:table-cell>
          <table:table-cell office:value-type="string" calcext:value-type="string">
            <text:p>, </text:p>
          </table:table-cell>
          <table:table-cell table:formula="of:=[.B14]/[.$B$4]" office:value-type="float" office:value="0.360666666666667" calcext:value-type="float">
            <text:p>0.36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[</text:p>
          </table:table-cell>
          <table:table-cell table:formula="of:=[.A15]/[.$B$3]" office:value-type="float" office:value="0.526666666666667" calcext:value-type="float">
            <text:p>0.526666666666667</text:p>
          </table:table-cell>
          <table:table-cell office:value-type="string" calcext:value-type="string">
            <text:p>, </text:p>
          </table:table-cell>
          <table:table-cell table:formula="of:=[.B15]/[.$B$4]" office:value-type="float" office:value="0.38" calcext:value-type="float">
            <text:p>0.3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[</text:p>
          </table:table-cell>
          <table:table-cell table:formula="of:=[.A16]/[.$B$3]" office:value-type="float" office:value="0.522" calcext:value-type="float">
            <text:p>0.522</text:p>
          </table:table-cell>
          <table:table-cell office:value-type="string" calcext:value-type="string">
            <text:p>, </text:p>
          </table:table-cell>
          <table:table-cell table:formula="of:=[.B16]/[.$B$4]" office:value-type="float" office:value="0.399333333333333" calcext:value-type="float">
            <text:p>0.399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[</text:p>
          </table:table-cell>
          <table:table-cell table:formula="of:=[.A17]/[.$B$3]" office:value-type="float" office:value="0.51" calcext:value-type="float">
            <text:p>0.51</text:p>
          </table:table-cell>
          <table:table-cell office:value-type="string" calcext:value-type="string">
            <text:p>, </text:p>
          </table:table-cell>
          <table:table-cell table:formula="of:=[.B17]/[.$B$4]" office:value-type="float" office:value="0.413333333333333" calcext:value-type="float">
            <text:p>0.41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</text:p>
          </table:table-cell>
          <table:table-cell table:formula="of:=[.A18]/[.$B$3]" office:value-type="float" office:value="0.488" calcext:value-type="float">
            <text:p>0.488</text:p>
          </table:table-cell>
          <table:table-cell office:value-type="string" calcext:value-type="string">
            <text:p>, </text:p>
          </table:table-cell>
          <table:table-cell table:formula="of:=[.B18]/[.$B$4]" office:value-type="float" office:value="0.42" calcext:value-type="float">
            <text:p>0.4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[</text:p>
          </table:table-cell>
          <table:table-cell table:formula="of:=[.A19]/[.$B$3]" office:value-type="float" office:value="0.466666666666667" calcext:value-type="float">
            <text:p>0.466666666666667</text:p>
          </table:table-cell>
          <table:table-cell office:value-type="string" calcext:value-type="string">
            <text:p>, </text:p>
          </table:table-cell>
          <table:table-cell table:formula="of:=[.B19]/[.$B$4]" office:value-type="float" office:value="0.414" calcext:value-type="float">
            <text:p>0.41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[</text:p>
          </table:table-cell>
          <table:table-cell table:formula="of:=[.A20]/[.$B$3]" office:value-type="float" office:value="0.452666666666667" calcext:value-type="float">
            <text:p>0.452666666666667</text:p>
          </table:table-cell>
          <table:table-cell office:value-type="string" calcext:value-type="string">
            <text:p>, </text:p>
          </table:table-cell>
          <table:table-cell table:formula="of:=[.B20]/[.$B$4]" office:value-type="float" office:value="0.397333333333333" calcext:value-type="float">
            <text:p>0.39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[</text:p>
          </table:table-cell>
          <table:table-cell table:formula="of:=[.A21]/[.$B$3]" office:value-type="float" office:value="0.449333333333333" calcext:value-type="float">
            <text:p>0.449333333333333</text:p>
          </table:table-cell>
          <table:table-cell office:value-type="string" calcext:value-type="string">
            <text:p>, </text:p>
          </table:table-cell>
          <table:table-cell table:formula="of:=[.B21]/[.$B$4]" office:value-type="float" office:value="0.383333333333333" calcext:value-type="float">
            <text:p>0.38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[</text:p>
          </table:table-cell>
          <table:table-cell table:formula="of:=[.A22]/[.$B$3]" office:value-type="float" office:value="0.452" calcext:value-type="float">
            <text:p>0.452</text:p>
          </table:table-cell>
          <table:table-cell office:value-type="string" calcext:value-type="string">
            <text:p>, </text:p>
          </table:table-cell>
          <table:table-cell table:formula="of:=[.B22]/[.$B$4]" office:value-type="float" office:value="0.366666666666667" calcext:value-type="float">
            <text:p>0.366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[</text:p>
          </table:table-cell>
          <table:table-cell table:formula="of:=[.A23]/[.$B$3]" office:value-type="float" office:value="0.464666666666667" calcext:value-type="float">
            <text:p>0.464666666666667</text:p>
          </table:table-cell>
          <table:table-cell office:value-type="string" calcext:value-type="string">
            <text:p>, </text:p>
          </table:table-cell>
          <table:table-cell table:formula="of:=[.B23]/[.$B$4]" office:value-type="float" office:value="0.350666666666667" calcext:value-type="float">
            <text:p>0.35066666666666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ext_izq</text:p>
          </table:table-cell>
          <table:table-cell/>
          <table:table-cell table:formula="of:=[.A24]" office:value-type="string" office:string-value="ext_izq" calcext:value-type="string">
            <text:p>ext_izq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[[</text:p>
          </table:table-cell>
          <table:table-cell table:formula="of:=[.A25]/[.$B$3]" office:value-type="float" office:value="0.123333333333333" calcext:value-type="float">
            <text:p>0.123333333333333</text:p>
          </table:table-cell>
          <table:table-cell office:value-type="string" calcext:value-type="string">
            <text:p>, </text:p>
          </table:table-cell>
          <table:table-cell table:formula="of:=[.B25]/[.$B$4]" office:value-type="float" office:value="0.233333333333333" calcext:value-type="float">
            <text:p>0.23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[</text:p>
          </table:table-cell>
          <table:table-cell table:formula="of:=[.A26]/[.$B$3]" office:value-type="float" office:value="0.197333333333333" calcext:value-type="float">
            <text:p>0.197333333333333</text:p>
          </table:table-cell>
          <table:table-cell office:value-type="string" calcext:value-type="string">
            <text:p>, </text:p>
          </table:table-cell>
          <table:table-cell table:formula="of:=[.B26]/[.$B$4]" office:value-type="float" office:value="0.233333333333333" calcext:value-type="float">
            <text:p>0.23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[</text:p>
          </table:table-cell>
          <table:table-cell table:formula="of:=[.A27]/[.$B$3]" office:value-type="float" office:value="0.206666666666667" calcext:value-type="float">
            <text:p>0.206666666666667</text:p>
          </table:table-cell>
          <table:table-cell office:value-type="string" calcext:value-type="string">
            <text:p>, </text:p>
          </table:table-cell>
          <table:table-cell table:formula="of:=[.B27]/[.$B$4]" office:value-type="float" office:value="0.279333333333333" calcext:value-type="float">
            <text:p>0.279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[</text:p>
          </table:table-cell>
          <table:table-cell table:formula="of:=[.A28]/[.$B$3]" office:value-type="float" office:value="0.22" calcext:value-type="float">
            <text:p>0.22</text:p>
          </table:table-cell>
          <table:table-cell office:value-type="string" calcext:value-type="string">
            <text:p>, </text:p>
          </table:table-cell>
          <table:table-cell table:formula="of:=[.B28]/[.$B$4]" office:value-type="float" office:value="0.316666666666667" calcext:value-type="float">
            <text:p>0.316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[</text:p>
          </table:table-cell>
          <table:table-cell table:formula="of:=[.A29]/[.$B$3]" office:value-type="float" office:value="0.240666666666667" calcext:value-type="float">
            <text:p>0.240666666666667</text:p>
          </table:table-cell>
          <table:table-cell office:value-type="string" calcext:value-type="string">
            <text:p>, </text:p>
          </table:table-cell>
          <table:table-cell table:formula="of:=[.B29]/[.$B$4]" office:value-type="float" office:value="0.356666666666667" calcext:value-type="float">
            <text:p>0.356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</text:p>
          </table:table-cell>
          <table:table-cell table:formula="of:=[.A30]/[.$B$3]" office:value-type="float" office:value="0.264" calcext:value-type="float">
            <text:p>0.264</text:p>
          </table:table-cell>
          <table:table-cell office:value-type="string" calcext:value-type="string">
            <text:p>, </text:p>
          </table:table-cell>
          <table:table-cell table:formula="of:=[.B30]/[.$B$4]" office:value-type="float" office:value="0.387333333333333" calcext:value-type="float">
            <text:p>0.38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[</text:p>
          </table:table-cell>
          <table:table-cell table:formula="of:=[.A31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31]/[.$B$4]" office:value-type="float" office:value="0.530666666666667" calcext:value-type="float">
            <text:p>0.530666666666667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ext_cen</text:p>
          </table:table-cell>
          <table:table-cell/>
          <table:table-cell table:formula="of:=[.A32]" office:value-type="string" office:string-value="ext_cen" calcext:value-type="string">
            <text:p>ext_cen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[[</text:p>
          </table:table-cell>
          <table:table-cell table:formula="of:=[.A33]/[.$B$3]" office:value-type="float" office:value="0.79" calcext:value-type="float">
            <text:p>0.79</text:p>
          </table:table-cell>
          <table:table-cell office:value-type="string" calcext:value-type="string">
            <text:p>, </text:p>
          </table:table-cell>
          <table:table-cell table:formula="of:=[.B33]/[.$B$4]" office:value-type="float" office:value="0.232" calcext:value-type="float">
            <text:p>0.23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[</text:p>
          </table:table-cell>
          <table:table-cell table:formula="of:=[.A34]/[.$B$3]" office:value-type="float" office:value="0.864" calcext:value-type="float">
            <text:p>0.864</text:p>
          </table:table-cell>
          <table:table-cell office:value-type="string" calcext:value-type="string">
            <text:p>, </text:p>
          </table:table-cell>
          <table:table-cell table:formula="of:=[.B34]/[.$B$4]" office:value-type="float" office:value="0.232" calcext:value-type="float">
            <text:p>0.23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[</text:p>
          </table:table-cell>
          <table:table-cell table:formula="of:=[.A35]/[.$B$3]" office:value-type="float" office:value="0.864" calcext:value-type="float">
            <text:p>0.864</text:p>
          </table:table-cell>
          <table:table-cell office:value-type="string" calcext:value-type="string">
            <text:p>, </text:p>
          </table:table-cell>
          <table:table-cell table:formula="of:=[.B35]/[.$B$4]" office:value-type="float" office:value="0.530666666666667" calcext:value-type="float">
            <text:p>0.53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</text:p>
          </table:table-cell>
          <table:table-cell table:formula="of:=[.A36]/[.$B$3]" office:value-type="float" office:value="0.723333333333333" calcext:value-type="float">
            <text:p>0.723333333333333</text:p>
          </table:table-cell>
          <table:table-cell office:value-type="string" calcext:value-type="string">
            <text:p>, </text:p>
          </table:table-cell>
          <table:table-cell table:formula="of:=[.B36]/[.$B$4]" office:value-type="float" office:value="0.387333333333333" calcext:value-type="float">
            <text:p>0.38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[</text:p>
          </table:table-cell>
          <table:table-cell table:formula="of:=[.A37]/[.$B$3]" office:value-type="float" office:value="0.745333333333333" calcext:value-type="float">
            <text:p>0.745333333333333</text:p>
          </table:table-cell>
          <table:table-cell office:value-type="string" calcext:value-type="string">
            <text:p>, </text:p>
          </table:table-cell>
          <table:table-cell table:formula="of:=[.B37]/[.$B$4]" office:value-type="float" office:value="0.360666666666667" calcext:value-type="float">
            <text:p>0.36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[</text:p>
          </table:table-cell>
          <table:table-cell table:formula="of:=[.A38]/[.$B$3]" office:value-type="float" office:value="0.764" calcext:value-type="float">
            <text:p>0.764</text:p>
          </table:table-cell>
          <table:table-cell office:value-type="string" calcext:value-type="string">
            <text:p>, </text:p>
          </table:table-cell>
          <table:table-cell table:formula="of:=[.B38]/[.$B$4]" office:value-type="float" office:value="0.326" calcext:value-type="float">
            <text:p>0.32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[</text:p>
          </table:table-cell>
          <table:table-cell table:formula="of:=[.A39]/[.$B$3]" office:value-type="float" office:value="0.778666666666667" calcext:value-type="float">
            <text:p>0.778666666666667</text:p>
          </table:table-cell>
          <table:table-cell office:value-type="string" calcext:value-type="string">
            <text:p>, </text:p>
          </table:table-cell>
          <table:table-cell table:formula="of:=[.B39]/[.$B$4]" office:value-type="float" office:value="0.29" calcext:value-type="float">
            <text:p>0.2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[</text:p>
          </table:table-cell>
          <table:table-cell table:formula="of:=[.A40]/[.$B$3]" office:value-type="float" office:value="0.786666666666667" calcext:value-type="float">
            <text:p>0.786666666666667</text:p>
          </table:table-cell>
          <table:table-cell office:value-type="string" calcext:value-type="string">
            <text:p>, </text:p>
          </table:table-cell>
          <table:table-cell table:formula="of:=[.B40]/[.$B$4]" office:value-type="float" office:value="0.257333333333333" calcext:value-type="float">
            <text:p>0.25733333333333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6m_izq</text:p>
          </table:table-cell>
          <table:table-cell/>
          <table:table-cell table:formula="of:=[.A41]" office:value-type="string" office:string-value="6m_izq" calcext:value-type="string">
            <text:p>6m_izq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[</text:p>
          </table:table-cell>
          <table:table-cell table:formula="of:=[.A42]/[.$B$3]" office:value-type="float" office:value="0.27" calcext:value-type="float">
            <text:p>0.27</text:p>
          </table:table-cell>
          <table:table-cell office:value-type="string" calcext:value-type="string">
            <text:p>, </text:p>
          </table:table-cell>
          <table:table-cell table:formula="of:=[.B42]/[.$B$4]" office:value-type="float" office:value="0.393333333333333" calcext:value-type="float">
            <text:p>0.393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</text:p>
          </table:table-cell>
          <table:table-cell table:formula="of:=[.A43]/[.$B$3]" office:value-type="float" office:value="0.303333333333333" calcext:value-type="float">
            <text:p>0.303333333333333</text:p>
          </table:table-cell>
          <table:table-cell office:value-type="string" calcext:value-type="string">
            <text:p>, </text:p>
          </table:table-cell>
          <table:table-cell table:formula="of:=[.B43]/[.$B$4]" office:value-type="float" office:value="0.42" calcext:value-type="float">
            <text:p>0.4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[</text:p>
          </table:table-cell>
          <table:table-cell table:formula="of:=[.A44]/[.$B$3]" office:value-type="float" office:value="0.348" calcext:value-type="float">
            <text:p>0.348</text:p>
          </table:table-cell>
          <table:table-cell office:value-type="string" calcext:value-type="string">
            <text:p>, </text:p>
          </table:table-cell>
          <table:table-cell table:formula="of:=[.B44]/[.$B$4]" office:value-type="float" office:value="0.444" calcext:value-type="float">
            <text:p>0.44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[</text:p>
          </table:table-cell>
          <table:table-cell table:formula="of:=[.A45]/[.$B$3]" office:value-type="float" office:value="0.398666666666667" calcext:value-type="float">
            <text:p>0.398666666666667</text:p>
          </table:table-cell>
          <table:table-cell office:value-type="string" calcext:value-type="string">
            <text:p>, </text:p>
          </table:table-cell>
          <table:table-cell table:formula="of:=[.B45]/[.$B$4]" office:value-type="float" office:value="0.461333333333333" calcext:value-type="float">
            <text:p>0.461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[</text:p>
          </table:table-cell>
          <table:table-cell table:formula="of:=[.A46]/[.$B$3]" office:value-type="float" office:value="0.356666666666667" calcext:value-type="float">
            <text:p>0.356666666666667</text:p>
          </table:table-cell>
          <table:table-cell office:value-type="string" calcext:value-type="string">
            <text:p>, </text:p>
          </table:table-cell>
          <table:table-cell table:formula="of:=[.B46]/[.$B$4]" office:value-type="float" office:value="0.556" calcext:value-type="float">
            <text:p>0.55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[</text:p>
          </table:table-cell>
          <table:table-cell table:formula="of:=[.A47]/[.$B$3]" office:value-type="float" office:value="0.309333333333333" calcext:value-type="float">
            <text:p>0.309333333333333</text:p>
          </table:table-cell>
          <table:table-cell office:value-type="string" calcext:value-type="string">
            <text:p>, </text:p>
          </table:table-cell>
          <table:table-cell table:formula="of:=[.B47]/[.$B$4]" office:value-type="float" office:value="0.538666666666667" calcext:value-type="float">
            <text:p>0.538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[</text:p>
          </table:table-cell>
          <table:table-cell table:formula="of:=[.A48]/[.$B$3]" office:value-type="float" office:value="0.264" calcext:value-type="float">
            <text:p>0.264</text:p>
          </table:table-cell>
          <table:table-cell office:value-type="string" calcext:value-type="string">
            <text:p>, </text:p>
          </table:table-cell>
          <table:table-cell table:formula="of:=[.B48]/[.$B$4]" office:value-type="float" office:value="0.514666666666667" calcext:value-type="float">
            <text:p>0.514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[</text:p>
          </table:table-cell>
          <table:table-cell table:formula="of:=[.A49]/[.$B$3]" office:value-type="float" office:value="0.224666666666667" calcext:value-type="float">
            <text:p>0.224666666666667</text:p>
          </table:table-cell>
          <table:table-cell office:value-type="string" calcext:value-type="string">
            <text:p>, </text:p>
          </table:table-cell>
          <table:table-cell table:formula="of:=[.B49]/[.$B$4]" office:value-type="float" office:value="0.487333333333333" calcext:value-type="float">
            <text:p>0.4873333333333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[</text:p>
          </table:table-cell>
          <table:table-cell table:formula="of:=[.A50]/[.$B$3]" office:value-type="float" office:value="0.200666666666667" calcext:value-type="float">
            <text:p>0.200666666666667</text:p>
          </table:table-cell>
          <table:table-cell office:value-type="string" calcext:value-type="string">
            <text:p>, </text:p>
          </table:table-cell>
          <table:table-cell table:formula="of:=[.B50]/[.$B$4]" office:value-type="float" office:value="0.465333333333333" calcext:value-type="float">
            <text:p>0.465333333333333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6m_cen</text:p>
          </table:table-cell>
          <table:table-cell/>
          <table:table-cell table:formula="of:=[.A51]" office:value-type="string" office:string-value="6m_cen" calcext:value-type="string">
            <text:p>6m_cen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[[</text:p>
          </table:table-cell>
          <table:table-cell table:formula="of:=[.A52]/[.$B$3]" office:value-type="float" office:value="0.408" calcext:value-type="float">
            <text:p>0.408</text:p>
          </table:table-cell>
          <table:table-cell office:value-type="string" calcext:value-type="string">
            <text:p>, </text:p>
          </table:table-cell>
          <table:table-cell table:formula="of:=[.B52]/[.$B$4]" office:value-type="float" office:value="0.460666666666667" calcext:value-type="float">
            <text:p>0.4606666666666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91" calcext:value-type="float">
            <text:p>691</text:p>
          </table:table-cell>
          <table:table-cell table:style-name="ce1" office:value-type="string" calcext:value-type="string">
            <text:p>pendiente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36" calcext:value-type="float">
            <text:p>836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37" calcext:value-type="float">
            <text:p>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m_der</text:p>
          </table:table-cell>
          <table:table-cell/>
          <table:table-cell table:formula="of:=[.A59]" office:value-type="string" office:string-value="6m_der" calcext:value-type="string">
            <text:p>6m_der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[[</text:p>
          </table:table-cell>
          <table:table-cell table:formula="of:=[.A60]/[.$B$3]" office:value-type="float" office:value="0.59" calcext:value-type="float">
            <text:p>0.59</text:p>
          </table:table-cell>
          <table:table-cell office:value-type="string" calcext:value-type="string">
            <text:p>, </text:p>
          </table:table-cell>
          <table:table-cell table:formula="of:=[.B60]/[.$B$4]" office:value-type="float" office:value="0.462" calcext:value-type="float">
            <text:p>0.4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98" calcext:value-type="float">
            <text:p>698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06" calcext:value-type="float">
            <text:p>806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m_izq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m_c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m_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tro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9:51:00.650240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1:36:35.964787038</meta:creation-date>
    <dc:date>2022-06-06T20:15:56.214248949</dc:date>
    <meta:editing-duration>PT2H5M52S</meta:editing-duration>
    <meta:editing-cycles>11</meta:editing-cycles>
    <meta:generator>LibreOffice/6.4.7.2$Linux_X86_64 LibreOffice_project/40$Build-2</meta:generator>
    <meta:document-statistic meta:table-count="3" meta:cell-count="1452" meta:object-count="0"/>
  </office:meta>
</office:document-meta>
</file>